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729fcf" loext:opacity="100%" fo:font-size="18pt" officeooo:rsid="000251c7" officeooo:paragraph-rsid="000251c7" fo:background-color="transparent" style:font-size-asian="18pt" style:font-size-complex="18pt"/>
    </style:style>
    <style:style style:name="P2" style:family="paragraph" style:parent-style-name="Standard">
      <style:text-properties fo:color="#729fcf" loext:opacity="100%" fo:font-size="18pt" officeooo:rsid="0002c8e4" officeooo:paragraph-rsid="0002c8e4" fo:background-color="transparent" style:font-size-asian="18pt" style:font-size-complex="18pt"/>
    </style:style>
    <style:style style:name="P3" style:family="paragraph" style:parent-style-name="Standard">
      <style:text-properties fo:color="#000000" loext:opacity="100%" fo:font-size="18pt" officeooo:rsid="000251c7" officeooo:paragraph-rsid="000251c7" fo:background-color="transparent" style:font-size-asian="18pt" style:font-size-complex="18pt"/>
    </style:style>
    <style:style style:name="P4" style:family="paragraph" style:parent-style-name="Standard">
      <style:text-properties fo:color="#000000" loext:opacity="100%" fo:font-size="18pt" officeooo:rsid="0002c8e4" officeooo:paragraph-rsid="0002c8e4" fo:background-color="transparent" style:font-size-asian="18pt" style:font-size-complex="18pt"/>
    </style:style>
    <style:style style:name="P5" style:family="paragraph" style:parent-style-name="Standard">
      <style:text-properties officeooo:paragraph-rsid="000251c7"/>
    </style:style>
    <style:style style:name="P6" style:family="paragraph" style:parent-style-name="Standard">
      <style:text-properties officeooo:paragraph-rsid="0002bcfa"/>
    </style:style>
    <style:style style:name="P7" style:family="paragraph" style:parent-style-name="Standard" style:list-style-name="L1">
      <style:text-properties officeooo:paragraph-rsid="0002bcfa"/>
    </style:style>
    <style:style style:name="P8" style:family="paragraph" style:parent-style-name="Standard">
      <style:text-properties officeooo:rsid="0002c8e4" officeooo:paragraph-rsid="0002c8e4"/>
    </style:style>
    <style:style style:name="T1" style:family="text">
      <style:text-properties fo:color="#000000" loext:opacity="100%" fo:font-size="18pt" officeooo:rsid="000251c7" fo:background-color="transparent" loext:char-shading-value="0" style:font-size-asian="18pt" style:font-size-complex="18pt"/>
    </style:style>
    <style:style style:name="T2" style:family="text">
      <style:text-properties fo:color="#000000" loext:opacity="100%" fo:font-size="18pt" fo:font-weight="bold" officeooo:rsid="000251c7" fo:background-color="transparent" loext:char-shading-value="0" style:font-size-asian="18pt" style:font-weight-asian="bold" style:font-size-complex="1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02c8e4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02c8e4" style:font-size-asian="20pt" style:font-weight-asian="bold" style:font-size-complex="20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officeooo:rsid="0002bcfa" style:font-size-asian="18pt" style:font-weight-asian="bold" style:font-size-complex="1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02bcfa" style:font-size-asian="16pt" style:font-size-complex="16pt"/>
    </style:style>
    <style:style style:name="T13" style:family="text">
      <style:text-properties fo:font-size="16pt" officeooo:rsid="0002c8e4" style:font-size-asian="16pt" style:font-size-complex="16pt"/>
    </style:style>
    <style:style style:name="T14" style:family="text">
      <style:text-properties officeooo:rsid="0002c8e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tab/><text:tab/><text:tab/><text:tab/><text:tab/><text:span text:style-name="T6">Project </text:span><text:span text:style-name="T5">Alph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0">TEAM MEMBERS:</text:span><text:tab/><text:tab/><text:tab/><text:tab/><text:span text:style-name="T10">TEAM LEADER:</text:span></text:p>
      <text:p text:style-name="P2"/>
      <text:p text:style-name="P4">PREETHI<text:tab/><text:tab/><text:tab/><text:tab/><text:tab/><text:tab/>SATHISHKUMAR N</text:p>
      <text:p text:style-name="P4">TAMIL</text:p>
      <text:p text:style-name="P4">SRIJA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text:span text:style-name="T10">Project Title:</text:span> CollabSpace – AI-Powered Multi-Tenant Real-Time Collaboration Platform.</text:p>
      <text:p text:style-name="P3"/>
      <text:p text:style-name="P3"/>
      <text:p text:style-name="P5"><text:span text:style-name="T2">Scenario : </text:span><text:span text:style-name="T1">SSPT </text:span><text:span text:style-name="Strong_20_Emphasis"><text:span text:style-name="T8">Solutions Pvt. Ltd.</text:span></text:span><text:span text:style-name="T8"> – An IT company with multiple internal departments (Development, QA, DevOps, HR, <text:s/>Management, etc.) spread across multiple offices and remote teams</text:span></text:p>
      <text:p text:style-name="P5"><text:span text:style-name="T7"/></text:p>
      <text:p text:style-name="P6"><text:span text:style-name="T9">Client requirement: </text:span><text:span text:style-name="T12"><text:s/></text:span></text:p>
      <text:p text:style-name="P6"><text:span text:style-name="T12"/></text:p>
      <text:list xml:id="list1697256605" text:style-name="L1">
        <text:list-item>
          <text:p text:style-name="P7"><text:span text:style-name="T12">SSPT </text:span><text:span text:style-name="T11">needs a </text:span><text:span text:style-name="Strong_20_Emphasis"><text:span text:style-name="T11">centralized, secure, AI-powered collaboration platform</text:span></text:span><text:span text:style-name="T11"> for its internal teams to Collaborate on </text:span><text:span text:style-name="T13">chat</text:span><text:span text:style-name="T11">, </text:span><text:span text:style-name="T12">code ,</text:span><text:span text:style-name="T11"> whiteboards, and projects in </text:span><text:span text:style-name="Strong_20_Emphasis"><text:span text:style-name="T11">real time</text:span></text:span><text:span text:style-name="T11">.</text:span></text:p>
        </text:list-item>
        <text:list-item>
          <text:p text:style-name="P7"><text:span text:style-name="T11">Use </text:span><text:span text:style-name="Strong_20_Emphasis"><text:span text:style-name="T11">AI assistance</text:span></text:span><text:span text:style-name="T11"> to summarize meetings, detect performance bottlenecks in discussions, and provide intelligent suggestions.</text:span></text:p>
        </text:list-item>
        <text:list-item>
          <text:p text:style-name="P7"><text:span text:style-name="T11">Maintain </text:span><text:span text:style-name="Strong_20_Emphasis"><text:span text:style-name="T11">data isolation</text:span></text:span><text:span text:style-name="T11"> between departments (multi-tenant-style by team/unit).</text:span></text:p>
        </text:list-item>
      </text:list>
      <text:p text:style-name="P6"><text:span text:style-name="T11"/></text:p>
      <text:p text:style-name="P6"><text:span text:style-name="T11"/></text:p>
      <text:p text:style-name="P8"><text:span text:style-name="T11">System Architecture :</text:span></text:p>
      <text:p text:style-name="P8"><text:span text:style-name="T11"/></text:p>
      <text:p text:style-name="P8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4:07:16.046551114</meta:creation-date>
    <dc:date>2025-08-06T15:10:04.924440467</dc:date>
    <meta:editing-duration>PT32M18S</meta:editing-duration>
    <meta:editing-cycles>1</meta:editing-cycles>
    <meta:document-statistic meta:table-count="0" meta:image-count="0" meta:object-count="0" meta:page-count="2" meta:paragraph-count="12" meta:word-count="100" meta:character-count="763" meta:non-whitespace-character-count="658"/>
    <meta:generator>LibreOffice/7.3.7.2$Linux_X86_64 LibreOffice_project/30$Build-2</meta:generator>
  </office:meta>
</office:document-meta>
</file>